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ba1ae0" officeooo:paragraph-rsid="01093b97"/>
    </style:style>
    <style:style style:name="P2" style:family="paragraph" style:parent-style-name="Text_20_body">
      <style:text-properties style:font-name="Liberation Serif" fo:font-size="12pt" fo:font-weight="normal" officeooo:rsid="0149672e" officeooo:paragraph-rsid="0148feb6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fo:font-weight="normal" officeooo:rsid="01402fc2" officeooo:paragraph-rsid="01402fc2" style:font-size-asian="12pt" style:font-weight-asian="normal" style:font-size-complex="12pt" style:font-weight-complex="normal"/>
    </style:style>
    <style:style style:name="P4" style:family="paragraph" style:parent-style-name="Text_20_body">
      <style:text-properties officeooo:rsid="01402fc2" officeooo:paragraph-rsid="01402fc2"/>
    </style:style>
    <style:style style:name="P5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6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7" style:family="paragraph" style:parent-style-name="Heading_20_2">
      <style:text-properties fo:font-size="12pt" fo:font-weight="normal" officeooo:rsid="0147e280" officeooo:paragraph-rsid="01402fc2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12e4bb0" style:font-size-asian="12pt" style:font-size-complex="12pt"/>
    </style:style>
    <style:style style:name="T3" style:family="text">
      <style:text-properties style:font-name="Liberation Serif" fo:font-size="12pt" officeooo:rsid="0149672e" style:font-size-asian="12pt" style:font-size-complex="12pt"/>
    </style:style>
    <style:style style:name="T4" style:family="text">
      <style:text-properties style:font-name="Liberation Serif" fo:font-size="12pt" officeooo:rsid="0149f12e" style:font-size-asian="12pt" style:font-size-complex="12pt"/>
    </style:style>
    <style:style style:name="T5" style:family="text">
      <style:text-properties style:font-name="Liberation Serif" fo:font-size="12pt" officeooo:rsid="014a95a0" style:font-size-asian="12pt" style:font-size-complex="12pt"/>
    </style:style>
    <style:style style:name="T6" style:family="text">
      <style:text-properties style:font-name="Liberation Serif" fo:font-size="12pt" officeooo:rsid="014ba26b" style:font-size-asian="12pt" style:font-size-complex="12pt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12e4bb0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14a03a3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14a95a0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14ba26b" style:font-size-asian="12pt" style:font-weight-asian="normal" style:font-size-complex="12pt" style:font-weight-complex="normal"/>
    </style:style>
    <style:style style:name="T12" style:family="text">
      <style:text-properties officeooo:rsid="00a27f03"/>
    </style:style>
    <style:style style:name="T13" style:family="text">
      <style:text-properties officeooo:rsid="00a8bc8b"/>
    </style:style>
    <style:style style:name="T14" style:family="text">
      <style:text-properties officeooo:rsid="00ba1a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ST<text:span text:style-name="T12">0006</text:span> – <text:span text:style-name="T14">Computer Programming Foundations</text:span></text:h>
      <text:h text:style-name="P6" text:outline-level="2">INTRODUCTION <text:span text:style-name="T13">to WEEK09</text:span></text:h>
      <text:p text:style-name="P1"><text:span text:style-name="T1">In this lecture and lab section we are going to </text:span><text:span text:style-name="T2">go </text:span><text:span text:style-name="T6">input/output </text:span><text:span text:style-name="T5">examples </text:span><text:span text:style-name="T6">in</text:span><text:span text:style-name="T5"> Python</text:span><text:span text:style-name="T4"> and applying the knowledge we’ve learned </text:span><text:span text:style-name="T5">this week</text:span><text:span text:style-name="T2">. <text:s/></text:span><text:span text:style-name="T3">You will be working from the answer sheet for this lab.</text:span></text:p>
      <text:p text:style-name="P4"><text:span text:style-name="T10">Save all of your .py files</text:span><text:span text:style-name="T7"> within </text:span><text:span text:style-name="T9">y</text:span><text:span text:style-name="T7">our </text:span><text:span text:style-name="T8">“2018W_CST0006_LAB0</text:span><text:span text:style-name="T11">9</text:span><text:span text:style-name="T8">” </text:span><text:span text:style-name="T7">folder.</text:span></text:p>
      <text:p text:style-name="P3"/>
      <text:p text:style-name="P2"/>
      <text:p text:style-name="P2"/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3-29T09:55:38.558081517</dc:date>
    <dc:creator>Cory Hilliard</dc:creator>
    <meta:editing-duration>P4DT15H23M42S</meta:editing-duration>
    <meta:editing-cycles>102</meta:editing-cycles>
    <meta:document-statistic meta:table-count="0" meta:image-count="0" meta:object-count="0" meta:page-count="1" meta:paragraph-count="4" meta:word-count="51" meta:character-count="323" meta:non-whitespace-character-count="274"/>
  </office:meta>
</office:document-meta>
</file>